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ath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6,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109" calcext:value-type="float">
            <text:p>10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 g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,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34" calcext:value-type="float">
            <text:p>59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,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02" calcext:value-type="float">
            <text:p>95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,15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1,934</text:p>
          </table:table-cell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office:value-type="float" office:value="70.24" calcext:value-type="float">
            <text:p>70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,327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88.44" calcext:value-type="float">
            <text:p>18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8,93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9.27" calcext:value-type="float">
            <text:p>39.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1,653</text:p>
          </table:table-cell>
          <table:table-cell office:value-type="string" calcext:value-type="string">
            <text:p>3,185</text:p>
          </table:table-cell>
          <table:table-cell office:value-type="float" office:value="6" calcext:value-type="float">
            <text:p>6</text:p>
          </table:table-cell>
          <table:table-cell office:value-type="float" office:value="32.3" calcext:value-type="float">
            <text:p>32.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3,464</text:p>
          </table:table-cell>
          <table:table-cell office:value-type="string" calcext:value-type="string">
            <text:p>102,638</text:p>
          </table:table-cell>
          <table:table-cell office:value-type="float" office:value="0" calcext:value-type="float">
            <text:p>0</text:p>
          </table:table-cell>
          <table:table-cell office:value-type="float" office:value="103.12" calcext:value-type="float">
            <text:p>103.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9,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1" calcext:value-type="float">
            <text:p>31</text:p>
          </table:table-cell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7,720</text:p>
          </table:table-cell>
          <table:table-cell office:value-type="string" calcext:value-type="string">
            <text:p>102,998</text:p>
          </table:table-cell>
          <table:table-cell office:value-type="float" office:value="93" calcext:value-type="float">
            <text:p>93</text:p>
          </table:table-cell>
          <table:table-cell office:value-type="float" office:value="79.22" calcext:value-type="float">
            <text:p>79.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8,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 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 g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 g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 g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 g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g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g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g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g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g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g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 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g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g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g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g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g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g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94,872</text:p>
          </table:table-cell>
          <table:table-cell office:value-type="string" calcext:value-type="string">
            <text:p>107,570</text:p>
          </table:table-cell>
          <table:table-cell office:value-type="float" office:value="213" calcext:value-type="float">
            <text:p>213</text:p>
          </table:table-cell>
          <table:table-cell office:value-type="float" office:value="30.3" calcext:value-type="float">
            <text:p>30.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8,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Epidemiological Week for which information is available.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8:54</meta:creation-date>
    <dc:date>2018-09-02T05:18:49</dc:date>
    <meta:generator>LibreOffice/5.1.6.2$Linux_X86_64 LibreOffice_project/10m0$Build-2</meta:generator>
    <meta:document-statistic meta:table-count="1" meta:cell-count="4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